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1" svg:font-family="FreeMono" style:font-family-generic="modern" style:font-pitch="fixed"/>
    <style:font-face style:name="FreeMono" svg:font-family="FreeMono" style:font-adornments="標準" style:font-family-generic="modern" style:font-pitch="fixed"/>
    <style:font-face style:name="IPA P明朝" svg:font-family="'IPA P明朝'" style:font-adornments="標準" style:font-pitch="variable"/>
    <style:font-face style:name="IPAPMincho1" svg:font-family="IPAPMincho" style:font-pitch="variable"/>
    <style:font-face style:name="IPAPMincho" svg:font-family="IPAPMincho" style:font-adornments="標準" style:font-pitch="variable"/>
    <style:font-face style:name="FreeSerif" svg:font-family="FreeSerif" style:font-adornments="標準" style:font-family-generic="roman" style:font-pitch="variable"/>
    <style:font-face style:name="TakaoPMincho" svg:font-family="TakaoPMincho" style:font-family-generic="roman" style:font-pitch="variable"/>
    <style:font-face style:name="FreeSans" svg:font-family="FreeSans" style:font-adornments="太字" style:font-family-generic="swiss" style:font-pitch="variable"/>
    <style:font-face style:name="FreeSans1" svg:font-family="FreeSans" style:font-adornments="標準" style:font-family-generic="swiss" style:font-pitch="variable"/>
    <style:font-face style:name="IPA Pゴシック1" svg:font-family="'IPA Pゴシック'" style:font-adornments="太字" style:font-family-generic="swiss" style:font-pitch="variable"/>
    <style:font-face style:name="IPA Pゴシック" svg:font-family="'IPA Pゴシック'" style:font-adornments="標準" style:font-family-generic="swiss" style:font-pitch="variable"/>
    <style:font-face style:name="IPAGothic" svg:font-family="IPAGothic" style:font-adornments="標準" style:font-family-generic="swiss" style:font-pitch="variable"/>
    <style:font-face style:name="IPAPGothic1" svg:font-family="IPAPGothic" style:font-adornments="太字" style:font-family-generic="swiss" style:font-pitch="variable"/>
    <style:font-face style:name="IPAPGothic" svg:font-family="IPAPGothic" style:font-adornments="標準" style:font-family-generic="swiss" style:font-pitch="variable"/>
    <style:font-face style:name="IPAゴシック" svg:font-family="IPAゴシック" style:font-adornments="標準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Heading" style:list-style-name=""/>
    <style:style style:name="P3" style:family="paragraph" style:parent-style-name="Title">
      <style:text-properties fo:font-size="14pt" officeooo:rsid="001ce9b6" officeooo:paragraph-rsid="001ce9b6" style:font-size-asian="14pt" style:font-size-complex="14pt"/>
    </style:style>
    <style:style style:name="P4" style:family="paragraph" style:parent-style-name="連絡先">
      <style:text-properties officeooo:rsid="001e8d30" officeooo:paragraph-rsid="001e8d30"/>
    </style:style>
    <style:style style:name="T1" style:family="text">
      <style:text-properties style:font-name="FreeMono1"/>
    </style:style>
    <style:style style:name="T2" style:family="text">
      <style:text-properties style:font-name-asian="IPAPMincho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小江戸らぐ流BBQのススメ</text:p>
      <text:p text:style-name="Subtitle">「大臣制」でみんな楽しくBBQ！</text:p>
      <text:p text:style-name="Signature"><text:span text:style-name="T1">おがさわらなるひこ</text:span></text:p>
      <text:p text:style-name="P4"><text:a xlink:type="simple" xlink:href="mailto:naruoga@gmail.com">naruoga@gmail.com</text:a> Twitter: @naru0ga</text:p>
      <text:h text:style-name="Heading_20_1" text:outline-level="1">BBQはお好きですか？</text:h>
      <text:p text:style-name="Text_20_body">BBQ好きですか？</text:p>
      <text:p text:style-name="Text_20_body">BBQ楽しいですよね！</text:p>
      <text:p text:style-name="Text_20_body">でも……でも、幹事って、正直タルい……こともあります。</text:p>
      <text:p text:style-name="Text_20_body"/>
      <text:p text:style-name="Text_20_body"/>
      <text:h text:style-name="Heading_20_2" text:outline-level="2">見出し2</text:h>
      <text:h text:style-name="Heading_20_3" text:outline-level="3">見出し3</text:h>
      <text:p text:style-name="Text_20_body"><text:span text:style-name="T2">本文</text:span>(IPAPMincho9p)…<text:line-break/>最初の行は一字下げです。<text:note text:id="ftn1" text:note-class="footnote"><text:note-citation>1</text:note-citation><text:note-body><text:p text:style-name="Footnote">脚注はIPA P明朝+FreeSerifです。</text:p></text:note-body></text:note></text:p>
      <text:p text:style-name="Text_20_body">Ascii(FreeSerif9p)</text:p>
      <text:p text:style-name="Text_20_body"/>
      <text:p text:style-name="Heading">余白</text:p>
      <text:p text:style-name="P1">右15mm<text:line-break/>左15mm<text:line-break/>上20mm<text:line-break/>下10mm</text:p>
      <text:p text:style-name="Heading">引用の例</text:p>
      <text:p text:style-name="Quotations">スタイル名「引用」</text:p>
      <text:p text:style-name="Quotations">本文と同じフォントですが、9ptマージンを取っています。また縦棒を引いてます。</text:p>
      <text:h text:style-name="P2" text:outline-level="3">プログラムコードの例</text:h>
      <text:h text:style-name="プログラムコード" text:outline-level="3">"スタイル名「プログラムコード」”</text:h>
      <text:h text:style-name="プログラムコード" text:outline-level="3">"プログラムコードの例"</text:h>
      <text:h text:style-name="プログラムコード" text:outline-level="3">Program&gt;&gt;code</text:h>
      <text:h text:style-name="プログラムコード" text:outline-level="3"><text:s text:c="4"/>| hoge |</text:h>
      <text:h text:style-name="プログラムコード" text:outline-level="3"><text:s text:c="4"/>Transcript cr; hoge printString.</text:h>
      <text:h text:style-name="プログラムコード" text:outline-level="3">"枠で囲って、セリフ無しの等幅フォント(IPAGothic/FreeMono 8pt)使用"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FreeMono1" svg:font-family="FreeMono" style:font-family-generic="modern" style:font-pitch="fixed"/>
    <style:font-face style:name="FreeMono" svg:font-family="FreeMono" style:font-adornments="標準" style:font-family-generic="modern" style:font-pitch="fixed"/>
    <style:font-face style:name="IPA P明朝" svg:font-family="'IPA P明朝'" style:font-adornments="標準" style:font-pitch="variable"/>
    <style:font-face style:name="IPAPMincho1" svg:font-family="IPAPMincho" style:font-pitch="variable"/>
    <style:font-face style:name="IPAPMincho" svg:font-family="IPAPMincho" style:font-adornments="標準" style:font-pitch="variable"/>
    <style:font-face style:name="FreeSerif" svg:font-family="FreeSerif" style:font-adornments="標準" style:font-family-generic="roman" style:font-pitch="variable"/>
    <style:font-face style:name="TakaoPMincho" svg:font-family="TakaoPMincho" style:font-family-generic="roman" style:font-pitch="variable"/>
    <style:font-face style:name="FreeSans" svg:font-family="FreeSans" style:font-adornments="太字" style:font-family-generic="swiss" style:font-pitch="variable"/>
    <style:font-face style:name="FreeSans1" svg:font-family="FreeSans" style:font-adornments="標準" style:font-family-generic="swiss" style:font-pitch="variable"/>
    <style:font-face style:name="IPA Pゴシック1" svg:font-family="'IPA Pゴシック'" style:font-adornments="太字" style:font-family-generic="swiss" style:font-pitch="variable"/>
    <style:font-face style:name="IPA Pゴシック" svg:font-family="'IPA Pゴシック'" style:font-adornments="標準" style:font-family-generic="swiss" style:font-pitch="variable"/>
    <style:font-face style:name="IPAGothic" svg:font-family="IPAGothic" style:font-adornments="標準" style:font-family-generic="swiss" style:font-pitch="variable"/>
    <style:font-face style:name="IPAPGothic1" svg:font-family="IPAPGothic" style:font-adornments="太字" style:font-family-generic="swiss" style:font-pitch="variable"/>
    <style:font-face style:name="IPAPGothic" svg:font-family="IPAPGothic" style:font-adornments="標準" style:font-family-generic="swiss" style:font-pitch="variable"/>
    <style:font-face style:name="IPAゴシック" svg:font-family="IPAゴシック" style:font-adornments="標準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akaoPMincho" fo:font-size="12pt" fo:language="en" fo:country="US" style:letter-kerning="true" style:font-name-asian="TakaoPGothic" style:font-size-asian="10.5pt" style:language-asian="ja" style:country-asian="JP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akaoPMincho" fo:font-size="12pt" fo:language="en" fo:country="US" style:letter-kerning="true" style:font-name-asian="TakaoPGothic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erif" fo:font-family="FreeSerif" style:font-style-name="標準" style:font-family-generic="roman" style:font-pitch="variable" fo:font-size="10pt" style:font-name-asian="IPA P明朝" style:font-family-asian="'IPA P明朝'" style:font-style-name-asian="標準" style:font-pitch-asian="variable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style-name="太字" style:font-family-generic="swiss" style:font-pitch="variable" fo:font-size="14pt" fo:font-weight="bold" style:font-name-asian="IPAPGothic" style:font-family-asian="IPAPGothic" style:font-style-name-asian="標準" style:font-family-generic-asian="swiss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text-indent="0.319cm" style:auto-text-indent="false"/>
      <style:text-properties style:font-name="FreeSerif" fo:font-family="FreeSerif" style:font-style-name="標準" style:font-family-generic="roman" style:font-pitch="variable" fo:font-size="9pt" style:font-name-asian="IPA P明朝" style:font-family-asian="'IPA P明朝'" style:font-style-name-asian="標準" style:font-pitch-asian="variable" style:font-size-asian="9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071cm" fo:margin-bottom="0cm" style:contextual-spacing="false" fo:text-indent="0cm" style:auto-text-indent="false"/>
      <style:text-properties style:font-name="FreeSans" fo:font-family="FreeSans" style:font-style-name="太字" style:font-family-generic="swiss" style:font-pitch="variable" fo:font-size="9pt" style:text-underline-style="solid" style:text-underline-width="auto" style:text-underline-color="font-color" fo:font-weight="normal" style:font-name-asian="IPA Pゴシック" style:font-family-asian="'IPA Pゴシック'" style:font-style-name-asian="標準" style:font-family-generic-asian="swiss" style:font-pitch-asian="variable" style:font-size-asian="9pt" style:font-weight-asian="normal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indent="0cm" style:auto-text-indent="false"/>
      <style:text-properties style:font-name="FreeSans" fo:font-family="FreeSans" style:font-style-name="太字" style:font-family-generic="swiss" style:font-pitch="variable" fo:font-size="14pt" fo:font-weight="600" style:font-name-asian="IPA Pゴシック1" style:font-family-asian="'IPA Pゴシック'" style:font-style-name-asian="太字" style:font-family-generic-asian="swiss" style:font-pitch-asian="variable" style:font-size-asian="14pt" style:font-weight-asian="bold" style:font-size-complex="115%" style:font-weight-complex="bold"/>
    </style:style>
    <style:style style:name="Signature" style:family="paragraph" style:parent-style-name="Standard" style:class="text">
      <style:paragraph-properties fo:margin-top="0.21cm" fo:margin-bottom="0cm" style:contextual-spacing="false" fo:text-align="end" style:justify-single-word="false" text:number-lines="false" text:line-number="0"/>
      <style:text-properties style:font-name="FreeSans1" fo:font-family="FreeSans" style:font-style-name="標準" style:font-family-generic="swiss" style:font-pitch="variable" fo:font-size="12pt" style:font-name-asian="IPA Pゴシック" style:font-family-asian="'IPA Pゴシック'" style:font-style-name-asian="標準" style:font-family-generic-asian="swiss" style:font-pitch-asian="variable" style:font-size-asian="12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071cm" fo:margin-bottom="0.21cm" style:contextual-spacing="false" fo:text-indent="0cm" style:auto-text-indent="false"/>
      <style:text-properties fo:font-size="12pt" fo:font-style="normal" fo:font-weight="600" style:font-name-asian="IPA Pゴシック1" style:font-family-asian="'IPA Pゴシック'" style:font-style-name-asian="太字" style:font-family-generic-asian="swiss" style:font-pitch-asian="variable" style:font-size-asian="12pt" style:font-style-asian="normal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margin-top="0cm" fo:margin-bottom="0cm" style:contextual-spacing="false" fo:text-align="center" style:justify-single-word="false"/>
      <style:text-properties style:font-name="FreeSans" fo:font-family="FreeSans" style:font-style-name="太字" style:font-family-generic="swiss" style:font-pitch="variable" fo:font-size="18pt" fo:font-weight="600" style:font-name-asian="IPA Pゴシック1" style:font-family-asian="'IPA Pゴシック'" style:font-style-name-asian="太字" style:font-family-generic-asian="swiss" style:font-pitch-asian="variable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cm" fo:margin-bottom="0cm" style:contextual-spacing="false" fo:text-align="center" style:justify-single-word="false"/>
      <style:text-properties fo:font-size="14pt" fo:font-style="normal" fo:font-weight="normal" style:font-name-asian="IPA Pゴシック" style:font-family-asian="'IPA Pゴシック'" style:font-style-name-asian="標準" style:font-family-generic-asian="swiss" style:font-pitch-asian="variable" style:font-size-asian="14pt" style:font-style-asian="normal" style:font-weight-asian="normal" style:font-size-complex="14pt" style:font-style-complex="italic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0.605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05cm" style:type="center"/>
          <style:tab-stop style:position="12.102cm" style:type="right"/>
        </style:tab-stops>
      </style:paragraph-properties>
    </style:style>
    <style:style style:name="連絡先" style:family="paragraph" style:parent-style-name="Standard" style:next-style-name="Text_20_body">
      <style:paragraph-properties fo:text-align="end" style:justify-single-word="false"/>
      <style:text-properties style:font-name="FreeMono" fo:font-family="FreeMono" style:font-style-name="標準" style:font-family-generic="modern" style:font-pitch="fixed" fo:font-size="9pt" style:font-name-asian="IPAGothic" style:font-family-asian="IPAGothic" style:font-style-name-asian="標準" style:font-family-generic-asian="swiss" style:font-pitch-asian="variable" style:font-size-asian="9pt"/>
    </style:style>
    <style:style style:name="Quotations" style:family="paragraph" style:parent-style-name="Text_20_body" style:class="html">
      <style:paragraph-properties fo:margin-left="0cm" fo:margin-right="0cm" fo:margin-top="0cm" fo:margin-bottom="0cm" style:contextual-spacing="false" fo:text-indent="0cm" style:auto-text-indent="false" fo:padding="0.319cm" fo:border-left="0.26pt solid #000000" fo:border-right="none" fo:border-top="none" fo:border-bottom="none" style:shadow="none"/>
    </style:style>
    <style:style style:name="プログラムコード" style:family="paragraph" style:parent-style-name="Text_20_body" style:default-outline-level="3" style:list-style-name="">
      <style:paragraph-properties fo:margin-left="0cm" fo:margin-right="0cm" fo:text-indent="0cm" style:auto-text-indent="false" fo:padding="0.049cm" fo:border="0.26pt solid #000000" style:shadow="none"/>
      <style:text-properties style:font-name="FreeMono" fo:font-family="FreeMono" style:font-style-name="標準" style:font-family-generic="modern" style:font-pitch="fixed" fo:font-size="8pt" style:font-name-asian="IPAゴシック" style:font-family-asian="IPAゴシック" style:font-style-name-asian="標準" style:font-family-generic-asian="swiss" style:font-pitch-asian="variable" style:font-size-asian="8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8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5.101cm" fo:page-height="21.301cm" style:num-format="1" style:print-orientation="portrait" fo:margin-top="2cm" fo:margin-bottom="1cm" fo:margin-left="1.499cm" fo:margin-right="1.499cm" style:shadow="none" fo:background-color="transparent" style:writing-mode="lr-tb" style:layout-grid-color="#c0c0c0" style:layout-grid-lines="31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5:55:44.595334345</meta:creation-date>
    <meta:editing-duration>PT19S</meta:editing-duration>
    <meta:editing-cycles>3</meta:editing-cycles>
    <meta:generator>LibreOffice/4.1.3.2$Linux_x86 LibreOffice_project/410m0$Build-2</meta:generator>
    <meta:initial-creator>Naruhiko Ogasawara</meta:initial-creator>
    <dc:date>2013-12-07T16:26:11.583025481</dc:date>
    <dc:creator>Naruhiko Ogasawara</dc:creator>
    <meta:document-statistic meta:table-count="0" meta:image-count="0" meta:object-count="0" meta:page-count="1" meta:paragraph-count="25" meta:word-count="254" meta:character-count="434" meta:non-whitespace-character-count="413"/>
  </office:meta>
</office:document-meta>
</file>